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300000010E69880D41192F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d5ab"/>
    </style:style>
    <style:style style:name="P2" style:family="paragraph" style:parent-style-name="Standard">
      <style:text-properties officeooo:paragraph-rsid="0007d5ab"/>
    </style:style>
    <style:style style:name="T1" style:family="text">
      <style:text-properties officeooo:rsid="0017c613"/>
    </style:style>
    <style:style style:name="T2" style:family="text">
      <style:text-properties officeooo:rsid="000e702a"/>
    </style:style>
    <style:style style:name="T3" style:family="text">
      <style:text-properties officeooo:rsid="0007d5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G</text:span>itHub account flagged for <text:span text:style-name="T3">11</text:span> days and counting</text:h>
      <text:p text:style-name="P2"/>
      <text:p text:style-name="P2">I'm sorry that this post is a big wall of text, I needed to give context in full. This post is a little <text:span text:style-name="T2">less than </text:span>500 words, so it should be fine.</text:p>
      <text:p text:style-name="P2">My GitHub account (seanpm2001) has been flagged since 2022, Tuesday, July 19th. I have sent 2 contact requests, but have received absolutely no response from GitHub (not even by a bot) as of posting this, it has been <text:span text:style-name="T3">11</text:span> days now (my first response was to an email address that has been the target of spam emails, and is not feasible to get a response from, as it receives over 10000 emails per day, my second response was about 4 days later) GitHub recently shut down their forum (it is currently read only) so I chose to post this here.</text:p>
      <text:p text:style-name="P2">I have been a GitHub user since 2020 May 25th, and I have been on the site extensively. I uploaded most of my work from the past 7.43 years here, and it is critical I get it back and running soon. I have already been forced out of many opportunities, my future might be severely negatively impacted by this now. I have over 3350 repositories, of which a little over half of them are forks (while over 1540 of them are source repositories) I also have A LOT (1,000) of GitHub organizations, which I treat as subcategories. I am wondering if I was counted as a bot, I have not officially been given a reason why I have been blocked, but all my issues and pull requests have this label:</text:p>
      <text:p text:style-name="P2"><draw:frame draw:style-name="fr1" draw:name="Image1" text:anchor-type="char" svg:width="0.5311in" svg:height="0.1665in" draw:z-index="0"><draw:image xlink:href="Pictures/100000010000003300000010E69880D41192F306.png" xlink:type="simple" xlink:show="embed" xlink:actuate="onLoad" draw:mime-type="image/png"/></draw:frame></text:p>
      <text:p text:style-name="P2">And if I try to connect to GitLab, it says that I cannot do so, as I am marked as spam. Other than this, it has not officially told me why I have been flagged.</text:p>
      <text:p text:style-name="P2">I have been able to continue somewhat normally with my daily work, I can't let my consecutive day streak die (over 777 days) and I have things I have been doing, they just haven't been public. I have over 155,000 total commits on GitHub, I average 151-380 per day. Additionally, some weird behavior has been noted, such as images not rendering on GitHub (but rendering partially with GitHub <text:span text:style-name="T3">C</text:span>ode<text:span text:style-name="T3">S</text:span>paces, and the files not being damaged) along with my ability to search files by language within a repository being blocked (although this restriction is pointless, as all I have to do is go into private browsing mode or log out to search this way normally)</text:p>
      <text:p text:style-name="P2">I realize that some errors were made, and I am working on correcting them. I just have a lot of unique projects in hundreds of different fields, and I needed a way to platform them (through organizations) Is there any way I can get a response? Even just if I get someone to talk to today would be great.</text:p>
      <text:p text:style-name="P2"/>
      <text:p text:style-name="P2">I have a detailed report on my alt account if you want to read more. It is located here: <text:a xlink:type="simple" xlink:href="https://github.com/seanwallawalla/Seanpm2001_GitHub-Account-Flagged-2022July19th" text:style-name="Internet_20_link" text:visited-style-name="Visited_20_Internet_20_Link">https://github.com/seanwallawalla/Seanpm2001_GitHub-Account-Flagged-2022July19th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00:39:50.984161683</meta:creation-date>
    <dc:date>2022-07-29T13:59:14.671988716</dc:date>
    <meta:editing-duration>PT13H9M23S</meta:editing-duration>
    <meta:editing-cycles>1</meta:editing-cycles>
    <meta:document-statistic meta:table-count="0" meta:image-count="1" meta:object-count="0" meta:page-count="1" meta:paragraph-count="8" meta:word-count="498" meta:character-count="2697" meta:non-whitespace-character-count="2207"/>
    <meta:generator>LibreOffice/7.3.2.2$Linux_X86_64 LibreOffice_project/30$Build-2</meta:generator>
  </office:meta>
</office:document-meta>
</file>